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0.4639in"/>
    </style:style>
    <style:style style:name="Table1.B" style:family="table-column">
      <style:table-column-properties style:column-width="6.4611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="0.05pt solid #dddddd"/>
    </style:style>
    <style:style style:name="Table1.B8" style:family="table-cell">
      <style:table-cell-properties style:vertical-align="middle" fo:padding="0.0833in" fo:border="0.05pt solid #dddddd"/>
    </style:style>
    <style:style style:name="Table2" style:family="table">
      <style:table-properties style:width="6.925in" table:align="left" fo:background-color="transparent">
        <style:background-image/>
      </style:table-properties>
    </style:style>
    <style:style style:name="Table2.A" style:family="table-column">
      <style:table-column-properties style:column-width="0.4639in"/>
    </style:style>
    <style:style style:name="Table2.B" style:family="table-column">
      <style:table-column-properties style:column-width="6.4611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P1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121214" style:font-name="Verdana" fo:letter-spacing="-0.0102in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.1563in" fo:margin-bottom="0.1043in" loext:contextual-spacing="false" style:line-height-at-least="0.1665in" fo:orphans="2" fo:widows="2" fo:text-indent="0in" style:auto-text-indent="false" fo:padding="0.052in" fo:border="0.06pt solid #d6d6d6"/>
      <style:text-properties fo:font-variant="normal" fo:text-transform="none" fo:color="#880000" style:font-name="Menlo" fo:font-size="9.75pt" fo:letter-spacing="normal" fo:font-style="normal" fo:font-weight="normal"/>
    </style:style>
    <style:style style:name="P6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666600" style:font-name="Menlo" fo:font-size="9.75pt" fo:letter-spacing="normal" fo:font-style="normal" fo:font-weight="normal"/>
    </style:style>
    <style:style style:name="P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10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11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12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666600" style:font-name="Menlo" fo:font-size="9.75pt" fo:letter-spacing="normal" fo:font-style="normal" fo:font-weight="normal"/>
    </style:style>
    <style:style style:name="P13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14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5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16" style:family="paragraph" style:parent-style-name="Table_20_Contents">
      <style:paragraph-properties fo:line-height="142%" fo:text-align="center" style:justify-single-word="false"/>
    </style:style>
    <style:style style:name="P17" style:family="paragraph" style:parent-style-name="Table_20_Contents">
      <style:paragraph-properties fo:margin-top="0in" fo:margin-bottom="0.1965in" loext:contextual-spacing="false" fo:line-height="142%"/>
    </style:style>
    <style:style style:name="P18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 fo:font-weight="bold"/>
    </style:style>
    <style:style style:name="P19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/>
    </style:style>
    <style:style style:name="P20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Verdana" fo:letter-spacing="normal" fo:font-style="normal" fo:font-weight="normal"/>
    </style:style>
    <style:style style:name="P21" style:family="paragraph" style:parent-style-name="Table_20_Heading">
      <style:paragraph-properties fo:line-height="142%" fo:text-align="center" style:justify-single-word="false"/>
    </style:style>
    <style:style style:name="T1" style:family="text">
      <style:text-properties fo:color="#666600"/>
    </style:style>
    <style:style style:name="T2" style:family="text">
      <style:text-properties fo:color="#666600" style:font-name="Menlo" fo:font-size="9.75pt" fo:font-style="normal" fo:font-weight="normal"/>
    </style:style>
    <style:style style:name="T3" style:family="text">
      <style:text-properties fo:color="#008800"/>
    </style:style>
    <style:style style:name="T4" style:family="text">
      <style:text-properties fo:color="#008800" style:font-name="Menlo" fo:font-size="9.75pt" fo:font-style="normal" fo:font-weight="normal"/>
    </style:style>
    <style:style style:name="T5" style:family="text">
      <style:text-properties fo:color="#7f0055"/>
    </style:style>
    <style:style style:name="T6" style:family="text">
      <style:text-properties fo:color="#7f0055" style:font-name="Menlo" fo:font-size="9.75pt" fo:font-style="normal" fo:font-weight="normal"/>
    </style:style>
    <style:style style:name="T7" style:family="text">
      <style:text-properties fo:color="#000088"/>
    </style:style>
    <style:style style:name="T8" style:family="text">
      <style:text-properties fo:color="#000088" style:font-name="Menlo" fo:font-size="9.75pt" fo:font-style="normal" fo:font-weight="normal"/>
    </style:style>
    <style:style style:name="T9" style:family="text">
      <style:text-properties fo:color="#006666"/>
    </style:style>
    <style:style style:name="T10" style:family="text">
      <style:text-properties style:font-name="Menlo" fo:font-size="9.75pt" fo:font-style="normal" fo:font-weight="normal"/>
    </style:style>
    <style:style style:name="T11" style:family="text">
      <style:text-properties fo:color="#313131" style:text-line-through-style="none" style:text-line-through-type="none" style:text-underline-style="none" fo:font-weight="bold" style:text-blinking="false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ypeScript - Numbers</text:h>
      <text:p text:style-name="P1">TypeScript like JavaScript supports numeric values as Number objects. A number object converts numeric literal to an instance of the number class. The Number class acts as a wrapper and enables manipulation of numeric literals as they were objects.</text:p>
      <text:h text:style-name="P20" text:outline-level="3">Syntax</text:h>
      <text:p text:style-name="P3">var var_name = new Number(value)</text:p>
      <text:p text:style-name="P1">In case a non-numeric argument is passed as an argument to the Number’s constructor, it returns NaN (Not–a–Number)</text:p>
      <text:p text:style-name="P1">The following table lists a set of properties of the Number object −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S.No.</text:p>
          </table:table-cell>
          <table:table-cell table:style-name="Table1.A1" office:value-type="string">
            <text:p text:style-name="P21">Property &amp; Description</text:p>
          </table:table-cell>
        </table:table-row>
        <table:table-row>
          <table:table-cell table:style-name="Table1.A2" office:value-type="string">
            <text:p text:style-name="P16">1.</text:p>
          </table:table-cell>
          <table:table-cell table:style-name="Table1.B2" office:value-type="string">
            <text:p text:style-name="P18">MAX_VALUE</text:p>
            <text:p text:style-name="P19">The largest possible value a number in JavaScript can have 1.7976931348623157E+308.</text:p>
          </table:table-cell>
        </table:table-row>
        <table:table-row>
          <table:table-cell table:style-name="Table1.A3" office:value-type="string">
            <text:p text:style-name="P16">2.</text:p>
          </table:table-cell>
          <table:table-cell table:style-name="Table1.B3" office:value-type="string">
            <text:p text:style-name="P18">MIN_VALUE</text:p>
            <text:p text:style-name="P19">The smallest possible value a number in JavaScript can have 5E-324.</text:p>
          </table:table-cell>
        </table:table-row>
        <table:table-row>
          <table:table-cell table:style-name="Table1.A4" office:value-type="string">
            <text:p text:style-name="P16">3.</text:p>
          </table:table-cell>
          <table:table-cell table:style-name="Table1.B4" office:value-type="string">
            <text:p text:style-name="P18">NaN</text:p>
            <text:p text:style-name="P19">Equal to a value that is not a number.</text:p>
          </table:table-cell>
        </table:table-row>
        <table:table-row>
          <table:table-cell table:style-name="Table1.A5" office:value-type="string">
            <text:p text:style-name="P16">4.</text:p>
          </table:table-cell>
          <table:table-cell table:style-name="Table1.B5" office:value-type="string">
            <text:p text:style-name="P18">NEGATIVE_INFINITY</text:p>
            <text:p text:style-name="P19">A value that is less than MIN_VALUE.</text:p>
          </table:table-cell>
        </table:table-row>
        <table:table-row>
          <table:table-cell table:style-name="Table1.A6" office:value-type="string">
            <text:p text:style-name="P16">5.</text:p>
          </table:table-cell>
          <table:table-cell table:style-name="Table1.B6" office:value-type="string">
            <text:p text:style-name="P18">POSITIVE_INFINITY</text:p>
            <text:p text:style-name="P19">A value that is greater than MAX_VALUE.</text:p>
          </table:table-cell>
        </table:table-row>
        <text:soft-page-break/>
        <table:table-row>
          <table:table-cell table:style-name="Table1.A7" office:value-type="string">
            <text:p text:style-name="P16">6.</text:p>
          </table:table-cell>
          <table:table-cell table:style-name="Table1.B7" office:value-type="string">
            <text:p text:style-name="P18">prototype</text:p>
            <text:p text:style-name="P19">A static property of the Number object. Use the prototype property to assign new properties and methods to the Number object in the current document.</text:p>
          </table:table-cell>
        </table:table-row>
        <table:table-row>
          <table:table-cell table:style-name="Table1.A8" office:value-type="string">
            <text:p text:style-name="P16">7.</text:p>
          </table:table-cell>
          <table:table-cell table:style-name="Table1.B8" office:value-type="string">
            <text:p text:style-name="P18">constructor</text:p>
            <text:p text:style-name="P19">Returns the function that created this object's instance. By default, this is the Number object.</text:p>
          </table:table-cell>
        </table:table-row>
      </table:table>
      <text:h text:style-name="P20" text:outline-level="3">Example</text:h>
      <text:p text:style-name="P4">console<text:span text:style-name="T1">.</text:span>log<text:span text:style-name="T1">(</text:span><text:span text:style-name="T3">"TypeScript Number Properties: "</text:span><text:span text:style-name="T1">);</text:span> </text:p>
      <text:p text:style-name="P6">console<text:span text:style-name="T1">.</text:span>log<text:span text:style-name="T1">(</text:span><text:span text:style-name="T3">"Maximum value that a number variable can hold: "</text:span> <text:span text:style-name="T1">+</text:span> <text:span text:style-name="T5">Number</text:span><text:span text:style-name="T1">.</text:span>MAX_VALUE<text:span text:style-name="T1">);</text:span> </text:p>
      <text:p text:style-name="P6">console<text:span text:style-name="T1">.</text:span>log<text:span text:style-name="T1">(</text:span><text:span text:style-name="T3">"The least value that a number variable can hold: "</text:span> <text:span text:style-name="T1">+</text:span> <text:span text:style-name="T5">Number</text:span><text:span text:style-name="T1">.</text:span>MIN_VALUE<text:span text:style-name="T1">);</text:span> </text:p>
      <text:p text:style-name="P6">console<text:span text:style-name="T1">.</text:span>log<text:span text:style-name="T1">(</text:span><text:span text:style-name="T3">"Value of Negative Infinity: "</text:span> <text:span text:style-name="T1">+</text:span> <text:span text:style-name="T5">Number</text:span><text:span text:style-name="T1">.</text:span>NEGATIVE_INFINITY<text:span text:style-name="T1">);</text:span> </text:p>
      <text:p text:style-name="P6">console<text:span text:style-name="T1">.</text:span>log<text:span text:style-name="T1">(</text:span><text:span text:style-name="T3">"Value of Negative Infinity:"</text:span> <text:span text:style-name="T1">+</text:span> <text:span text:style-name="T5">Number</text:span><text:span text:style-name="T1">.</text:span>POSITIVE_INFINITY<text:span text:style-name="T1">);</text:span></text:p>
      <text:p text:style-name="P1">On compiling, it will generate the same code in JavaScript.</text:p>
      <text:p text:style-name="P1">Its output is as follows −</text:p>
      <text:p text:style-name="P3">TypeScript Number Properties: <text:s/></text:p>
      <text:p text:style-name="P14">Maximum value that a number variable can hold: 1.7976931348623157e+308 </text:p>
      <text:p text:style-name="P14">The least value that a number variable can hold: 5e-324 </text:p>
      <text:p text:style-name="P14">Value of Negative Infinity: -Infinity </text:p>
      <text:p text:style-name="P14">Value of Negative Infinity:Infinity</text:p>
      <text:h text:style-name="P20" text:outline-level="3">Example: NaN</text:h>
      <text:p text:style-name="P4"><text:span text:style-name="T7">var</text:span> month <text:span text:style-name="T1">=</text:span> <text:span text:style-name="T9">0</text:span> </text:p>
      <text:p text:style-name="P6"><text:span text:style-name="T7">if</text:span><text:span text:style-name="T1">(</text:span> month<text:span text:style-name="T1">&lt;=</text:span><text:span text:style-name="T9">0</text:span> <text:span text:style-name="T1">||</text:span> month <text:span text:style-name="T1">&gt;</text:span><text:span text:style-name="T9">12</text:span><text:span text:style-name="T1">)</text:span> <text:span text:style-name="T1">{</text:span> </text:p>
      <text:p text:style-name="P7"><text:s text:c="3"/><text:span text:style-name="T10">month </text:span><text:span text:style-name="T2">=</text:span><text:span text:style-name="T10"> </text:span><text:span text:style-name="T6">Number</text:span><text:span text:style-name="T2">.</text:span><text:span text:style-name="T8">NaN</text:span><text:span text:style-name="T10"> </text:span></text:p>
      <text:p text:style-name="P7"><text:s text:c="3"/><text:span text:style-name="T10">console</text:span><text:span text:style-name="T2">.</text:span><text:span text:style-name="T10">log</text:span><text:span text:style-name="T2">(</text:span><text:span text:style-name="T4">"Month is "</text:span><text:span text:style-name="T2">+</text:span><text:span text:style-name="T10"> month</text:span><text:span text:style-name="T2">)</text:span><text:span text:style-name="T10"> </text:span></text:p>
      <text:p text:style-name="P6"><text:span text:style-name="T1">}</text:span> <text:span text:style-name="T7">else</text:span> <text:span text:style-name="T1">{</text:span> </text:p>
      <text:p text:style-name="P7"><text:soft-page-break/><text:s text:c="3"/><text:span text:style-name="T10">console</text:span><text:span text:style-name="T2">.</text:span><text:span text:style-name="T10">log</text:span><text:span text:style-name="T2">(</text:span><text:span text:style-name="T4">"Value Accepted.."</text:span><text:span text:style-name="T2">)</text:span><text:span text:style-name="T10"> </text:span></text:p>
      <text:p text:style-name="P8">}</text:p>
      <text:p text:style-name="P1">On compiling, it will generate the same code in JavaScript.</text:p>
      <text:p text:style-name="P1">Its output is as follows −</text:p>
      <text:p text:style-name="P3">Month is NaN</text:p>
      <text:h text:style-name="P20" text:outline-level="3">Example: prototype</text:h>
      <text:p text:style-name="P4"><text:span text:style-name="T7">function</text:span> employee<text:span text:style-name="T1">(</text:span>id<text:span text:style-name="T1">:</text:span>number<text:span text:style-name="T1">,</text:span>name<text:span text:style-name="T1">:</text:span><text:span text:style-name="T7">string</text:span><text:span text:style-name="T1">)</text:span> <text:span text:style-name="T1">{</text:span> </text:p>
      <text:p text:style-name="P7"><text:s text:c="3"/><text:span text:style-name="T8">this</text:span><text:span text:style-name="T2">.</text:span><text:span text:style-name="T10">id </text:span><text:span text:style-name="T2">=</text:span><text:span text:style-name="T10"> id </text:span></text:p>
      <text:p text:style-name="P7"><text:s text:c="3"/><text:span text:style-name="T8">this</text:span><text:span text:style-name="T2">.</text:span><text:span text:style-name="T10">name </text:span><text:span text:style-name="T2">=</text:span><text:span text:style-name="T10"> name </text:span></text:p>
      <text:p text:style-name="P6"><text:span text:style-name="T1">}</text:span> </text:p>
      <text:p text:style-name="P9"/>
      <text:p text:style-name="P6"><text:span text:style-name="T7">var</text:span> emp <text:span text:style-name="T1">=</text:span> <text:span text:style-name="T7">new</text:span> employee<text:span text:style-name="T1">(</text:span><text:span text:style-name="T9">123</text:span><text:span text:style-name="T1">,</text:span><text:span text:style-name="T3">"Smith"</text:span><text:span text:style-name="T1">)</text:span> </text:p>
      <text:p text:style-name="P6">employee<text:span text:style-name="T1">.</text:span>prototype<text:span text:style-name="T1">.</text:span>email <text:span text:style-name="T1">=</text:span> <text:span text:style-name="T3">"smith@abc.com"</text:span> </text:p>
      <text:p text:style-name="P9"/>
      <text:p text:style-name="P6">console<text:span text:style-name="T1">.</text:span>log<text:span text:style-name="T1">(</text:span><text:span text:style-name="T3">"Employee 's Id: "</text:span><text:span text:style-name="T1">+</text:span>emp<text:span text:style-name="T1">.</text:span>id<text:span text:style-name="T1">)</text:span> </text:p>
      <text:p text:style-name="P6">console<text:span text:style-name="T1">.</text:span>log<text:span text:style-name="T1">(</text:span><text:span text:style-name="T3">"Employee's name: "</text:span><text:span text:style-name="T1">+</text:span>emp<text:span text:style-name="T1">.</text:span>name<text:span text:style-name="T1">)</text:span> </text:p>
      <text:p text:style-name="P6">console<text:span text:style-name="T1">.</text:span>log<text:span text:style-name="T1">(</text:span><text:span text:style-name="T3">"Employee's Email ID: "</text:span><text:span text:style-name="T1">+</text:span>emp<text:span text:style-name="T1">.</text:span>email<text:span text:style-name="T1">)</text:span></text:p>
      <text:p text:style-name="P1">On compiling, it will generate the following JavaScript code −</text:p>
      <text:p text:style-name="P5">//Generated by typescript 1.8.10</text:p>
      <text:p text:style-name="P6"><text:span text:style-name="T7">function</text:span> employee<text:span text:style-name="T1">(</text:span>id<text:span text:style-name="T1">,</text:span> name<text:span text:style-name="T1">)</text:span> <text:span text:style-name="T1">{</text:span></text:p>
      <text:p text:style-name="P7"><text:s text:c="3"/><text:span text:style-name="T8">this</text:span><text:span text:style-name="T2">.</text:span><text:span text:style-name="T10">id </text:span><text:span text:style-name="T2">=</text:span><text:span text:style-name="T10"> id</text:span><text:span text:style-name="T2">;</text:span></text:p>
      <text:p text:style-name="P7"><text:s text:c="3"/><text:span text:style-name="T8">this</text:span><text:span text:style-name="T2">.</text:span><text:span text:style-name="T10">name </text:span><text:span text:style-name="T2">=</text:span><text:span text:style-name="T10"> name</text:span><text:span text:style-name="T2">;</text:span></text:p>
      <text:p text:style-name="P8"><text:soft-page-break/>}</text:p>
      <text:p text:style-name="P9"/>
      <text:p text:style-name="P6"><text:span text:style-name="T7">var</text:span> emp <text:span text:style-name="T1">=</text:span> <text:span text:style-name="T7">new</text:span> employee<text:span text:style-name="T1">(</text:span><text:span text:style-name="T9">123</text:span><text:span text:style-name="T1">,</text:span> <text:span text:style-name="T3">"Smith"</text:span><text:span text:style-name="T1">);</text:span></text:p>
      <text:p text:style-name="P6">employee<text:span text:style-name="T1">.</text:span>prototype<text:span text:style-name="T1">.</text:span>email <text:span text:style-name="T1">=</text:span> <text:span text:style-name="T3">"smith@abc.com"</text:span><text:span text:style-name="T1">;</text:span></text:p>
      <text:p text:style-name="P9"/>
      <text:p text:style-name="P6">console<text:span text:style-name="T1">.</text:span>log<text:span text:style-name="T1">(</text:span><text:span text:style-name="T3">"Employee 's Id: "</text:span> <text:span text:style-name="T1">+</text:span> emp<text:span text:style-name="T1">.</text:span>id<text:span text:style-name="T1">);</text:span></text:p>
      <text:p text:style-name="P6">console<text:span text:style-name="T1">.</text:span>log<text:span text:style-name="T1">(</text:span><text:span text:style-name="T3">"Employee's name: "</text:span> <text:span text:style-name="T1">+</text:span> emp<text:span text:style-name="T1">.</text:span>name<text:span text:style-name="T1">);</text:span></text:p>
      <text:p text:style-name="P6">console<text:span text:style-name="T1">.</text:span>log<text:span text:style-name="T1">(</text:span><text:span text:style-name="T3">"Employee's Email ID: "</text:span> <text:span text:style-name="T1">+</text:span> emp<text:span text:style-name="T1">.</text:span>email<text:span text:style-name="T1">);</text:span></text:p>
      <text:p text:style-name="P1">Its output is as follows −</text:p>
      <text:p text:style-name="P3">Employee’s Id: 123 </text:p>
      <text:p text:style-name="P14">Emaployee’s name: Smith </text:p>
      <text:p text:style-name="P14">Employee’s Email ID: smith@abc.com</text:p>
      <text:h text:style-name="P15" text:outline-level="2">Number Methods</text:h>
      <text:p text:style-name="P1">The Number object contains only the default methods that are a part of every object's definition. Some of the commonly used methods are listed below −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S.No.</text:p>
          </table:table-cell>
          <table:table-cell table:style-name="Table2.A1" office:value-type="string">
            <text:p text:style-name="P21">Methods &amp; Description</text:p>
          </table:table-cell>
        </table:table-row>
        <table:table-row>
          <table:table-cell table:style-name="Table2.A2" office:value-type="string">
            <text:p text:style-name="P16">1.</text:p>
          </table:table-cell>
          <table:table-cell table:style-name="Table2.B2" office:value-type="string">
            <text:p text:style-name="P17"><text:a xlink:type="simple" xlink:href="https://www.tutorialspoint.com/typescript/typescript_number_toexponential.htm" text:style-name="Internet_20_link" text:visited-style-name="Visited_20_Internet_20_Link"><text:span text:style-name="T11">toExponential()</text:span></text:a></text:p>
            <text:p text:style-name="P19">Forces a number to display in exponential notation, even if the number is in the range in which JavaScript normally uses standard notation.</text:p>
          </table:table-cell>
        </table:table-row>
        <table:table-row>
          <table:table-cell table:style-name="Table2.A3" office:value-type="string">
            <text:p text:style-name="P16">2.</text:p>
          </table:table-cell>
          <table:table-cell table:style-name="Table2.B3" office:value-type="string">
            <text:p text:style-name="P17"><text:a xlink:type="simple" xlink:href="https://www.tutorialspoint.com/typescript/typescript_number_tofixed.htm" text:style-name="Internet_20_link" text:visited-style-name="Visited_20_Internet_20_Link"><text:span text:style-name="T11">toFixed()</text:span></text:a></text:p>
            <text:p text:style-name="P19">Formats a number with a specific number of digits to the right of the decimal.</text:p>
          </table:table-cell>
        </table:table-row>
        <table:table-row>
          <table:table-cell table:style-name="Table2.A4" office:value-type="string">
            <text:p text:style-name="P16">3.</text:p>
          </table:table-cell>
          <table:table-cell table:style-name="Table2.B4" office:value-type="string">
            <text:p text:style-name="P17"><text:a xlink:type="simple" xlink:href="https://www.tutorialspoint.com/typescript/typescript_number_tolocalestring.htm" text:style-name="Internet_20_link" text:visited-style-name="Visited_20_Internet_20_Link"><text:span text:style-name="T11">toLocaleString()</text:span></text:a></text:p>
            <text:p text:style-name="P19"><text:soft-page-break/>Returns a string value version of the current number in a format that may vary according to a browser's local settings.</text:p>
          </table:table-cell>
        </table:table-row>
        <table:table-row>
          <table:table-cell table:style-name="Table2.A5" office:value-type="string">
            <text:p text:style-name="P16">4.</text:p>
          </table:table-cell>
          <table:table-cell table:style-name="Table2.B5" office:value-type="string">
            <text:p text:style-name="P17"><text:a xlink:type="simple" xlink:href="https://www.tutorialspoint.com/typescript/typescript_number_toprecision.htm" text:style-name="Internet_20_link" text:visited-style-name="Visited_20_Internet_20_Link"><text:span text:style-name="T11">toPrecision()</text:span></text:a></text:p>
            <text:p text:style-name="P19">Defines how many total digits (including digits to the left and right of the decimal) to display of a number. A negative precision will throw an error.</text:p>
          </table:table-cell>
        </table:table-row>
        <table:table-row>
          <table:table-cell table:style-name="Table2.A6" office:value-type="string">
            <text:p text:style-name="P16">5.</text:p>
          </table:table-cell>
          <table:table-cell table:style-name="Table2.B6" office:value-type="string">
            <text:p text:style-name="P17"><text:a xlink:type="simple" xlink:href="https://www.tutorialspoint.com/typescript/typescript_number_tostring.htm" text:style-name="Internet_20_link" text:visited-style-name="Visited_20_Internet_20_Link"><text:span text:style-name="T11">toString()</text:span></text:a></text:p>
            <text:p text:style-name="P19">Returns the string representation of the number's value. The function is passed the radix, an integer between 2 and 36 specifying the base to use for representing numeric values.</text:p>
          </table:table-cell>
        </table:table-row>
        <table:table-row>
          <table:table-cell table:style-name="Table2.A7" office:value-type="string">
            <text:p text:style-name="P16">6.</text:p>
          </table:table-cell>
          <table:table-cell table:style-name="Table2.B7" office:value-type="string">
            <text:p text:style-name="P17"><text:a xlink:type="simple" xlink:href="https://www.tutorialspoint.com/typescript/typescript_number_valueof.htm" text:style-name="Internet_20_link" text:visited-style-name="Visited_20_Internet_20_Link"><text:span text:style-name="T11">valueOf()</text:span></text:a></text:p>
            <text:p text:style-name="P19">Returns the number's primitive val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8:39.831000000</meta:creation-date>
    <dc:date>2019-06-19T14:49:39.607000000</dc:date>
    <meta:editing-duration>PT59S</meta:editing-duration>
    <meta:editing-cycles>2</meta:editing-cycles>
    <meta:generator>LibreOffice/5.1.5.2$Windows_X86_64 LibreOffice_project/7a864d8825610a8c07cfc3bc01dd4fce6a9447e5</meta:generator>
    <meta:document-statistic meta:table-count="2" meta:image-count="0" meta:object-count="0" meta:page-count="5" meta:paragraph-count="100" meta:word-count="578" meta:character-count="3804" meta:non-whitespace-character-count="3282"/>
  </office:meta>
</office:document-meta>
</file>